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4bed" officeooo:paragraph-rsid="00114bed" style:font-weight-asian="bold" style:font-weight-complex="bold"/>
    </style:style>
    <style:style style:name="P2" style:family="paragraph" style:parent-style-name="Standard">
      <style:paragraph-properties fo:text-align="start" style:justify-single-word="false"/>
      <style:text-properties fo:font-size="14pt" fo:font-weight="bold" officeooo:rsid="001454e2" officeooo:paragraph-rsid="001454e2" style:font-weight-asian="bold" style:font-weight-complex="bold"/>
    </style:style>
    <style:style style:name="P3" style:family="paragraph" style:parent-style-name="Standard">
      <style:paragraph-properties fo:text-align="center" style:justify-single-word="false"/>
      <style:text-properties fo:font-size="16pt" officeooo:rsid="001085fb" officeooo:paragraph-rsid="001085fb"/>
    </style:style>
    <style:style style:name="P4" style:family="paragraph" style:parent-style-name="Standard">
      <style:paragraph-properties fo:text-align="start" style:justify-single-word="false"/>
      <style:text-properties fo:font-size="12pt" fo:font-weight="normal" officeooo:rsid="0012ccf6" officeooo:paragraph-rsid="0012ccf6" style:font-weight-asian="normal" style:font-weight-complex="normal"/>
    </style:style>
    <style:style style:name="P5" style:family="paragraph" style:parent-style-name="Standard">
      <style:paragraph-properties fo:text-align="start" style:justify-single-word="false"/>
      <style:text-properties fo:font-size="12pt" fo:font-style="normal" fo:font-weight="normal" officeooo:rsid="0016462b" officeooo:paragraph-rsid="0016462b"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165d23" officeooo:paragraph-rsid="00165d23"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2pt" fo:font-style="italic" fo:font-weight="normal" officeooo:rsid="0019e758" officeooo:paragraph-rsid="0019e758"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ize="10pt" fo:font-style="italic" fo:font-weight="normal" officeooo:rsid="001c52e0" officeooo:paragraph-rsid="001c52e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ize="10pt" fo:font-style="normal" fo:font-weight="normal" officeooo:rsid="001c9506" officeooo:paragraph-rsid="001c9506"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fo:font-size="12pt" fo:font-weight="normal" officeooo:rsid="0012ccf6" officeooo:paragraph-rsid="0012ccf6"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16462b" officeooo:paragraph-rsid="0016462b" style:font-weight-asian="normal" style:font-weight-complex="normal"/>
    </style:style>
    <style:style style:name="P12" style:family="paragraph" style:parent-style-name="Standard" style:list-style-name="L2">
      <style:paragraph-properties fo:text-align="start" style:justify-single-word="false"/>
      <style:text-properties fo:font-size="12pt" fo:font-weight="normal" officeooo:rsid="0016462b" officeooo:paragraph-rsid="00165d23" style:font-weight-asian="normal" style:font-weight-complex="normal"/>
    </style:style>
    <style:style style:name="P13" style:family="paragraph" style:parent-style-name="Standard" style:list-style-name="L3">
      <style:paragraph-properties fo:text-align="start" style:justify-single-word="false"/>
      <style:text-properties fo:font-size="12pt" fo:font-style="normal" fo:font-weight="normal" officeooo:rsid="0018e9a0" officeooo:paragraph-rsid="0018e9a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8e9a0" officeooo:paragraph-rsid="0018e9a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bcfda" officeooo:paragraph-rsid="001bcfda" style:font-style-asian="normal" style:font-weight-asian="normal" style:font-style-complex="normal" style:font-weight-complex="normal"/>
    </style:style>
    <style:style style:name="P16" style:family="paragraph" style:parent-style-name="Standard" style:list-style-name="L5">
      <style:paragraph-properties fo:text-align="start" style:justify-single-word="false"/>
      <style:text-properties fo:font-size="12pt" fo:font-style="normal" fo:font-weight="normal" officeooo:rsid="001bcfda" officeooo:paragraph-rsid="001bcfda" style:font-style-asian="normal" style:font-weight-asian="normal" style:font-style-complex="normal" style:font-weight-complex="normal"/>
    </style:style>
    <style:style style:name="P17" style:family="paragraph" style:parent-style-name="Standard" style:list-style-name="L6">
      <style:paragraph-properties fo:text-align="start" style:justify-single-word="false"/>
      <style:text-properties fo:font-size="12pt" fo:font-style="normal" fo:font-weight="normal" officeooo:rsid="001c8002" officeooo:paragraph-rsid="001c800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c8002" officeooo:paragraph-rsid="001c8002" style:font-style-asian="normal" style:font-weight-asian="normal" style:font-style-complex="normal" style:font-weight-complex="normal"/>
    </style:style>
    <style:style style:name="P19" style:family="paragraph" style:parent-style-name="Standard" style:list-style-name="L7">
      <style:paragraph-properties fo:text-align="start" style:justify-single-word="false"/>
      <style:text-properties fo:font-size="12pt" fo:font-style="normal" fo:font-weight="normal" officeooo:rsid="001fcb81" officeooo:paragraph-rsid="001fcb8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142a4" officeooo:paragraph-rsid="002142a4" style:font-style-asian="normal" style:font-weight-asian="normal" style:font-style-complex="normal" style:font-weight-complex="normal"/>
    </style:style>
    <style:style style:name="P21" style:family="paragraph" style:parent-style-name="Standard" style:list-style-name="L8">
      <style:paragraph-properties fo:text-align="start" style:justify-single-word="false"/>
      <style:text-properties fo:font-size="12pt" fo:font-style="normal" fo:font-weight="normal" officeooo:rsid="00218b8f" officeooo:paragraph-rsid="00218b8f"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18b8f" officeooo:paragraph-rsid="00218b8f" style:font-style-asian="normal" style:font-weight-asian="normal" style:font-style-complex="normal" style:font-weight-complex="normal"/>
    </style:style>
    <style:style style:name="P23" style:family="paragraph" style:parent-style-name="Standard" style:list-style-name="L9">
      <style:paragraph-properties fo:text-align="start" style:justify-single-word="false"/>
      <style:text-properties fo:font-size="12pt" fo:font-style="normal" fo:font-weight="normal" officeooo:rsid="00231d1f" officeooo:paragraph-rsid="00231d1f" style:font-style-asian="normal" style:font-weight-asian="normal" style:font-style-complex="normal" style:font-weight-complex="normal"/>
    </style:style>
    <style:style style:name="P24" style:family="paragraph" style:parent-style-name="Standard" style:list-style-name="L9">
      <style:paragraph-properties fo:text-align="start" style:justify-single-word="false"/>
      <style:text-properties fo:font-size="12pt" fo:font-style="normal" fo:font-weight="normal" officeooo:rsid="0023c6cf" officeooo:paragraph-rsid="0023c6cf" style:font-style-asian="normal" style:font-weight-asian="normal" style:font-style-complex="normal" style:font-weight-complex="normal"/>
    </style:style>
    <style:style style:name="P25" style:family="paragraph" style:parent-style-name="Standard" style:list-style-name="L3">
      <style:paragraph-properties fo:text-align="start" style:justify-single-word="false"/>
      <style:text-properties fo:font-size="12pt" fo:font-style="italic" fo:font-weight="normal" officeooo:rsid="0018e9a0" officeooo:paragraph-rsid="0018e9a0" style:font-style-asian="italic" style:font-weight-asian="normal" style:font-style-complex="italic" style:font-weight-complex="normal"/>
    </style:style>
    <style:style style:name="P26" style:family="paragraph" style:parent-style-name="Standard" style:list-style-name="L4">
      <style:paragraph-properties fo:text-align="start" style:justify-single-word="false"/>
      <style:text-properties fo:font-size="12pt" fo:font-style="italic" fo:font-weight="normal" officeooo:rsid="001bcfda" officeooo:paragraph-rsid="001bcfda" style:font-style-asian="italic" style:font-weight-asian="normal" style:font-style-complex="italic" style:font-weight-complex="normal"/>
    </style:style>
    <style:style style:name="P27" style:family="paragraph" style:parent-style-name="Standard" style:list-style-name="L6">
      <style:paragraph-properties fo:text-align="start" style:justify-single-word="false"/>
      <style:text-properties fo:font-size="12pt" fo:font-style="italic" fo:font-weight="normal" officeooo:rsid="001c8002" officeooo:paragraph-rsid="001c8002" style:font-style-asian="italic" style:font-weight-asian="normal" style:font-style-complex="italic" style:font-weight-complex="normal"/>
    </style:style>
    <style:style style:name="P28" style:family="paragraph" style:parent-style-name="Standard" style:list-style-name="L2">
      <style:paragraph-properties fo:text-align="start" style:justify-single-word="false"/>
      <style:text-properties fo:font-size="10pt" fo:font-style="italic" fo:font-weight="normal" officeooo:rsid="0016462b" officeooo:paragraph-rsid="00165d23" style:font-style-asian="italic" style:font-weight-asian="normal" style:font-style-complex="italic" style:font-weight-complex="normal"/>
    </style:style>
    <style:style style:name="P29" style:family="paragraph" style:parent-style-name="Standard" style:list-style-name="L2">
      <style:paragraph-properties fo:text-align="start" style:justify-single-word="false"/>
      <style:text-properties fo:font-size="10pt" fo:font-style="italic" fo:font-weight="normal" officeooo:rsid="00165d23" officeooo:paragraph-rsid="00165d23" style:font-style-asian="italic" style:font-weight-asian="normal" style:font-style-complex="italic" style:font-weight-complex="normal"/>
    </style:style>
    <style:style style:name="P30" style:family="paragraph" style:parent-style-name="Standard" style:list-style-name="L3">
      <style:paragraph-properties fo:text-align="start" style:justify-single-word="false"/>
      <style:text-properties fo:font-size="10pt" fo:font-style="italic" fo:font-weight="normal" officeooo:rsid="0018e9a0" officeooo:paragraph-rsid="0018e9a0" style:font-style-asian="italic" style:font-weight-asian="normal" style:font-style-complex="italic" style:font-weight-complex="normal"/>
    </style:style>
    <style:style style:name="P31" style:family="paragraph" style:parent-style-name="Standard" style:list-style-name="L4">
      <style:paragraph-properties fo:text-align="start" style:justify-single-word="false"/>
      <style:text-properties fo:font-size="10pt" fo:font-style="italic" fo:font-weight="normal" officeooo:rsid="001bcfda" officeooo:paragraph-rsid="001bcfda" style:font-style-asian="italic" style:font-weight-asian="normal" style:font-style-complex="italic" style:font-weight-complex="normal"/>
    </style:style>
    <style:style style:name="P32" style:family="paragraph" style:parent-style-name="Standard" style:list-style-name="L5">
      <style:paragraph-properties fo:text-align="start" style:justify-single-word="false"/>
      <style:text-properties fo:font-size="10pt" fo:font-style="italic" fo:font-weight="normal" officeooo:rsid="001bcfda" officeooo:paragraph-rsid="001bcfda" style:font-style-asian="italic" style:font-weight-asian="normal" style:font-style-complex="italic" style:font-weight-complex="normal"/>
    </style:style>
    <style:style style:name="P33" style:family="paragraph" style:parent-style-name="Standard" style:list-style-name="L7">
      <style:paragraph-properties fo:text-align="start" style:justify-single-word="false"/>
      <style:text-properties officeooo:paragraph-rsid="002142a4"/>
    </style:style>
    <style:style style:name="P34" style:family="paragraph" style:parent-style-name="Standard">
      <style:paragraph-properties fo:text-align="start" style:justify-single-word="false"/>
      <style:text-properties fo:font-size="14pt" fo:font-style="normal" fo:font-weight="bold" officeooo:rsid="002142a4" officeooo:paragraph-rsid="002142a4"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ize="14pt" fo:font-style="normal" fo:font-weight="bold" officeooo:rsid="00218b8f" officeooo:paragraph-rsid="00218b8f"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fo:font-size="10pt" fo:font-style="normal" style:font-style-asian="normal" style:font-style-complex="normal"/>
    </style:style>
    <style:style style:name="T4" style:family="text">
      <style:text-properties officeooo:rsid="00165d23"/>
    </style:style>
    <style:style style:name="T5" style:family="text">
      <style:text-properties fo:font-weight="bold" officeooo:rsid="00185220"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style>
    <style:style style:name="T9" style:family="text">
      <style:text-properties fo:font-size="12pt" fo:font-style="normal" style:font-style-asian="normal" style:font-style-complex="normal"/>
    </style:style>
    <style:style style:name="T10" style:family="text">
      <style:text-properties fo:font-size="12pt" fo:font-style="normal" fo:font-weight="bold" style:font-style-asian="normal" style:font-weight-asian="bold" style:font-style-complex="normal" style:font-weight-complex="bold"/>
    </style:style>
    <style:style style:name="T11" style:family="text">
      <style:text-properties fo:font-size="12pt" fo:font-style="normal" fo:font-weight="normal" officeooo:rsid="002142a4" style:font-style-asian="normal" style:font-weight-asian="normal" style:font-style-complex="normal" style:font-weight-complex="normal"/>
    </style:style>
    <style:style style:name="T12" style:family="text">
      <style:text-properties fo:font-size="12pt" fo:font-weight="bold" style:font-weight-asian="bold" style:font-weight-complex="bold"/>
    </style:style>
    <style:style style:name="T13" style:family="text">
      <style:text-properties officeooo:rsid="002534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ils - API</text:p>
      <text:p text:style-name="P3"/>
      <text:p text:style-name="P1">API Basics</text:p>
      <text:list xml:id="list282243509" text:style-name="L1">
        <text:list-item>
          <text:p text:style-name="P10">Using APIs can remove all unnecessary steps such as rendering when trying to obtain data from an application.</text:p>
          <text:list>
            <text:list-item>
              <text:p text:style-name="P10">By submitting an URL that requests JSON or XML rather than HTML, you notify the application that are trying to use their API to obtain data rather than a webpage.</text:p>
              <text:p text:style-name="P10"/>
            </text:list-item>
          </text:list>
        </text:list-item>
        <text:list-item>
          <text:p text:style-name="P10">The data is usually formmated in JSON or XML.</text:p>
        </text:list-item>
        <text:list-item>
          <text:p text:style-name="P10">Interacting with an external API is similar where you must authenticate yourself, submit the request, and then JSON will be returned.</text:p>
        </text:list-item>
      </text:list>
      <text:p text:style-name="P4"/>
      <text:list xml:id="list135421420514293" text:continue-numbering="true" text:style-name="L1">
        <text:list-item>
          <text:p text:style-name="P10">This method of acquiring data is not limited to the browser and can be obtained through CLI or another external application.</text:p>
        </text:list-item>
      </text:list>
      <text:p text:style-name="P4"/>
      <text:p text:style-name="P2">Building APIs</text:p>
      <text:list xml:id="list548115435" text:style-name="L2">
        <text:list-item>
          <text:p text:style-name="P11">To get Rails to return JSON instead of HTML, you will need to tell your controller to do so. The controller can return different things depending on what type of request is being made.</text:p>
          <text:list>
            <text:list-item>
              <text:p text:style-name="P11">The type of request is determined based on the extension of the file that is asked for. (eg. example.xml or example.json)</text:p>
            </text:list-item>
          </text:list>
        </text:list-item>
        <text:list-item>
          <text:p text:style-name="P11">You can see which file type being requested in Rails through the server logs.</text:p>
          <text:list>
            <text:list-item>
              <text:p text:style-name="P12">example: <text:span text:style-name="T4">Server logs</text:span></text:p>
              <text:list>
                <text:list-item>
                  <text:p text:style-name="P28">Started GET '/posts.json' ...</text:p>
                  <text:p text:style-name="P29">Processing by PostsController#index as JSON</text:p>
                </text:list-item>
                <text:list-item>
                  <text:p text:style-name="P28">Started GET '/posts/new'</text:p>
                  <text:p text:style-name="P29">Processing by PostsController#new as HTML</text:p>
                </text:list-item>
              </text:list>
            </text:list-item>
          </text:list>
        </text:list-item>
      </text:list>
      <text:p text:style-name="P5"/>
      <text:p text:style-name="P6"><text:tab/><text:span text:style-name="T5">Rendering JSON or XML</text:span></text:p>
      <text:list xml:id="list4044739302" text:style-name="L3">
        <text:list-item>
          <text:p text:style-name="P13">To tell your controller to render JSON or XML instead of HTML, use the method: <text:span text:style-name="T1">#respond_to</text:span></text:p>
          <text:list>
            <text:list-item>
              <text:p text:style-name="P13">example: usage of #respond_to</text:p>
              <text:list>
                <text:list-header>
                  <text:p text:style-name="P30">respond_to do |format|</text:p>
                  <text:list>
                    <text:list-header>
                      <text:p text:style-name="P30">format.html #index.html.erb</text:p>
                      <text:p text:style-name="P30">format.xml { render :xml =&gt; @users }</text:p>
                      <text:p text:style-name="P30">format.json <text:span text:style-name="T13">{ </text:span>render :json =&gt; @users }</text:p>
                    </text:list-header>
                  </text:list>
                  <text:p text:style-name="P30">end</text:p>
                </text:list-header>
              </text:list>
            </text:list-item>
          </text:list>
        </text:list-item>
        <text:list-item>
          <text:p text:style-name="P25">#respond_to<text:span text:style-name="T6"> passes a block into a format object which then you can attach appropriate rendering calls. If left to default, HTML will render using the default Rails template.</text:span></text:p>
          <text:p text:style-name="P13"/>
        </text:list-item>
        <text:list-item>
          <text:p text:style-name="P25">#render<text:span text:style-name="T6"> can render a wide range of formats. Passing in </text:span><text:span text:style-name="T2">:json</text:span><text:span text:style-name="T6"> will call </text:span><text:span text:style-name="T2">#to_json</text:span><text:span text:style-name="T6"> on the value. (</text:span><text:span text:style-name="T2">:xml</text:span><text:span text:style-name="T6"> will call </text:span><text:span text:style-name="T2">#to_xml</text:span><text:span text:style-name="T6">)</text:span></text:p>
          <text:list>
            <text:list-item>
              <text:p text:style-name="P13">These methods will convert your object into JSON/XML strings, which can be transmitted to the requested application.</text:p>
            </text:list-item>
          </text:list>
        </text:list-item>
      </text:list>
      <text:p text:style-name="P14"/>
      <text:p text:style-name="P7"><text:span text:style-name="T6"><text:tab/></text:span><text:span text:style-name="T7">Specifying Attributes to Return</text:span></text:p>
      <text:list xml:id="list2937061746" text:style-name="L4">
        <text:list-item>
          <text:p text:style-name="P26"><text:span text:style-name="T6">In previous Rails versions, To specify which User attributes gets returned, you can modify the </text:span><text:span text:style-name="T2">#to_json</text:span><text:span text:style-name="T3"> </text:span><text:span text:style-name="T6">method.</text:span></text:p>
        </text:list-item>
      </text:list>
      <text:p text:style-name="P15"/>
      <text:list xml:id="list135420228135055" text:continue-numbering="true" text:style-name="L4">
        <text:list-item>
          <text:p text:style-name="P26"><text:soft-page-break/><text:span text:style-name="T6">Currently, you will overwrite the </text:span><text:span text:style-name="T2">#as_json</text:span><text:span text:style-name="T6"> method which is used by the </text:span><text:span text:style-name="T2">#to_json</text:span><text:span text:style-name="T6"> method, so it will implicitly change the output of </text:span><text:span text:style-name="T2">#to_json</text:span><text:span text:style-name="T3">.</text:span></text:p>
          <text:list>
            <text:list-item>
              <text:p text:style-name="P26"><text:span text:style-name="T6">Modifying the </text:span><text:span text:style-name="T2">#as_json</text:span><text:span text:style-name="T6"> method will target more specifically the part of </text:span><text:span text:style-name="T2">#to_json</text:span><text:span text:style-name="T6"> that needs to be changed for specifying attributes.</text:span></text:p>
            </text:list-item>
          </text:list>
        </text:list-item>
      </text:list>
      <text:p text:style-name="P15"/>
      <text:list xml:id="list135420995009336" text:continue-numbering="true" text:style-name="L4">
        <text:list-item>
          <text:p text:style-name="P31">#to_json<text:span text:style-name="T9"> has two steps:</text:span></text:p>
          <text:list>
            <text:list-item>
              <text:p text:style-name="P31"><text:span text:style-name="T9">1. It runs </text:span>#as_json<text:span text:style-name="T9"> and gets back a hash of attributes which will need to be rendered as JSON.</text:span></text:p>
            </text:list-item>
            <text:list-item>
              <text:p text:style-name="P31"><text:span text:style-name="T9">2. It will perform the rendering into JSON by using </text:span>ActiveSupport::json.encode<text:span text:style-name="T9">.</text:span></text:p>
            </text:list-item>
          </text:list>
        </text:list-item>
      </text:list>
      <text:p text:style-name="P15"><text:s/></text:p>
      <text:list xml:id="list3983186321" text:style-name="L5">
        <text:list-item>
          <text:p text:style-name="P32"><text:span text:style-name="T9">The </text:span>#as_json<text:span text:style-name="T9"> method is modified in the Model and can be done in two ways:</text:span></text:p>
          <text:list>
            <text:list-item>
              <text:p text:style-name="P32"><text:span text:style-name="T9">Option 1: Purely overriding the </text:span>#as_json <text:span text:style-name="T9">method</text:span></text:p>
              <text:list>
                <text:list-header>
                  <text:p text:style-name="P32">def as_json(options={})</text:p>
                  <text:list>
                    <text:list-header>
                      <text:p text:style-name="P32">{ :name =&gt; self.name } <text:s text:c="3"/>| <text:s text:c="2"/>Only includes the name</text:p>
                    </text:list-header>
                  </text:list>
                </text:list-header>
              </text:list>
            </text:list-item>
            <text:list-item>
              <text:p text:style-name="P32"><text:span text:style-name="T9">Option 2: Working with the default </text:span>#as_json<text:span text:style-name="T9"> method</text:span></text:p>
              <text:list>
                <text:list-header>
                  <text:p text:style-name="P32">def as_json(options={})</text:p>
                  <text:list>
                    <text:list-header>
                      <text:p text:style-name="P32">super(:only =&gt; [:name])</text:p>
                    </text:list-header>
                  </text:list>
                  <text:p text:style-name="P32">end</text:p>
                </text:list-header>
              </text:list>
            </text:list-item>
          </text:list>
        </text:list-item>
      </text:list>
      <text:p text:style-name="P15"/>
      <text:p text:style-name="P8"><text:span text:style-name="T9"><text:tab/></text:span><text:span text:style-name="T10">Rendering Nothing or Errors</text:span></text:p>
      <text:list xml:id="list487347289" text:style-name="L6">
        <text:list-item>
          <text:p text:style-name="P17">To render a page with an HTTP error code without any response body, you can render the status of the code.</text:p>
          <text:list>
            <text:list-item>
              <text:p text:style-name="P27">render :status =&gt; 404</text:p>
            </text:list-item>
          </text:list>
        </text:list-item>
      </text:list>
      <text:p text:style-name="P18"/>
      <text:p text:style-name="P9"><text:span text:style-name="T8"><text:tab/></text:span><text:span text:style-name="T12">Creating Dynamic Error Pages</text:span></text:p>
      <text:list xml:id="list3484742863" text:style-name="L7">
        <text:list-item>
          <text:p text:style-name="P19">Rails come prepackaged with error pages for common codes such as 404, 500, and 422.</text:p>
        </text:list-item>
        <text:list-item>
          <text:p text:style-name="P19">Custom error pages can be created if you want to add more information and for more unique cases.</text:p>
        </text:list-item>
        <text:list-item>
          <text:p text:style-name="P33"><text:span text:style-name="T11">Steps on how to create custom error pages: </text:span><text:a xlink:type="simple" xlink:href="https://web-crunch.com/posts/custom-error-page-ruby-on-rails" text:style-name="Internet_20_link" text:visited-style-name="Visited_20_Internet_20_Link"><text:span text:style-name="T11">Custom Error Pages</text:span></text:a></text:p>
        </text:list-item>
      </text:list>
      <text:p text:style-name="P20"/>
      <text:p text:style-name="P34">External Facing Security</text:p>
      <text:list xml:id="list224771269" text:style-name="L8">
        <text:list-item>
          <text:p text:style-name="P21">By using existing controller authentication such as :require_login, you can limit API calls to only users that are logged in.</text:p>
          <text:p text:style-name="P21"/>
        </text:list-item>
        <text:list-item>
          <text:p text:style-name="P21">To handle requests from applications that are not web browsers, it is common to issue custom tokens to each authorized user which can be sent along with the request as part of the authentication process.</text:p>
        </text:list-item>
      </text:list>
      <text:p text:style-name="P22"/>
      <text:p text:style-name="P35">Service Oriented Architecture (SOA)</text:p>
      <text:list xml:id="list2181880642" text:style-name="L9">
        <text:list-item>
          <text:p text:style-name="P23">The concept of SOA is that you application will have many different services within it (payment processing, user registration, recommendation engine, etc.).</text:p>
          <text:list>
            <text:list-item>
              <text:p text:style-name="P23">These services should be broken into fully independent pieces that talk among each other using internally facing APIs.</text:p>
            </text:list-item>
          </text:list>
        </text:list-item>
        <text:list-item>
          <text:p text:style-name="P24">Separating the application into pieces that only interacts with each other through an API allows for many benefits.</text:p>
          <text:list>
            <text:list-item>
              <text:p text:style-name="P24">You can make major changes to the code within a service and the application in whole will remain unchanged.</text:p>
            </text:list-item>
            <text:list-item>
              <text:p text:style-name="P24">As long as the data returned remains the same, you can substitute alternate services into as long as it communicates using the same API methods.</text:p>
            </text:list-item>
            <text:list-item>
              <text:p text:style-name="P24"><text:soft-page-break/>Applications can vary in langauges as long as they follow the API.</text:p>
            </text:list-item>
          </text:list>
        </text:list-item>
      </text:list>
      <text:list xml:id="list135421947833597" text:continue-list="list3983186321" text:style-name="L5">
        <text:list-header>
          <text:p text:style-name="P16"/>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64" meta:word-count="758" meta:character-count="4297" meta:non-whitespace-character-count="3642"/>
  </office:meta>
</office:document-meta>
</file>